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izona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lanta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ltimore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ffalo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ncinnati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eveland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llas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ver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troit</text:p>
          </table:table-cell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n Bay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uston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sas City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office:value-type="float" office:value="8.5" calcext:value-type="float">
            <text:p>8.5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ami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nesota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  <table:table-cell office:value-type="float" office:value="6.8" calcext:value-type="float">
            <text:p>6.8</text:p>
          </table:table-cell>
          <table:table-cell office:value-type="float" office:value="5.2" calcext:value-type="float">
            <text:p>5.2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England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7.4" calcext:value-type="float">
            <text:p>7.4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w Orleans</text:p>
          </table:table-cell>
          <table:table-cell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Y Jets</text:p>
          </table:table-cell>
          <table:table-cell office:value-type="float" office:value="4.4" calcext:value-type="float">
            <text:p>4.4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akland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iladelphia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ttsburgh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Diego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float" office:value="4.1" calcext:value-type="float">
            <text:p>4.1</text:p>
          </table:table-cell>
          <table:table-cell office:value-type="float" office:value="4.8" calcext:value-type="float">
            <text:p>4.8</text:p>
          </table:table-cell>
          <table:table-cell office:value-type="float" office:value="4.1" calcext:value-type="float">
            <text:p>4.1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 Louis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mpa Bay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4.3" calcext:value-type="float">
            <text:p>4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